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201in"/>
    </style:style>
    <style:style style:name="co2" style:family="table-column">
      <style:table-column-properties fo:break-before="auto" style:column-width="0.7744in"/>
    </style:style>
    <style:style style:name="co3" style:family="table-column">
      <style:table-column-properties fo:break-before="auto" style:column-width="1.9575in"/>
    </style:style>
    <style:style style:name="co4" style:family="table-column">
      <style:table-column-properties fo:break-before="auto" style:column-width="0.2543in"/>
    </style:style>
    <style:style style:name="co5" style:family="table-column">
      <style:table-column-properties fo:break-before="auto" style:column-width="2.09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2839in"/>
    </style:style>
    <style:style style:name="co8" style:family="table-column">
      <style:table-column-properties fo:break-before="auto" style:column-width="3.17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1.56pt solid #000000" fo:border-right="1.56pt solid #000000" fo:border-top="1.5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1.56pt solid #000000" fo:border-right="1.56pt solid #000000" fo:border-top="1.56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1.56pt solid #000000" fo:border-right="1.56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1.56pt solid #000000" style:text-align-source="fix" style:repeat-content="false" fo:border-left="1.56pt solid #000000" fo:border-right="1.56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1.56pt solid #000000" fo:border-right="1.56pt solid #000000" fo:border-top="1.56pt solid #000000"/>
      <style:paragraph-properties fo:text-align="center" fo:margin-left="0in"/>
      <style:text-properties style:font-name="Arial" style:font-name-asian="WenQuanYi Zen Hei" style:font-name-complex="FreeSans"/>
    </style:style>
    <style:style style:name="ce8" style:family="table-cell" style:parent-style-name="Default">
      <style:table-cell-properties fo:border-bottom="none" style:text-align-source="fix" style:repeat-content="false" fo:border-left="1.56pt solid #000000" fo:border-right="1.56pt solid #000000" fo:border-top="none"/>
      <style:paragraph-properties fo:text-align="center" fo:margin-left="0in"/>
      <style:text-properties style:font-name="Arial" style:font-name-asian="WenQuanYi Zen Hei" style:font-name-complex="FreeSans"/>
    </style:style>
    <style:style style:name="ce9" style:family="table-cell" style:parent-style-name="Default">
      <style:table-cell-properties fo:border-bottom="1.56pt solid #000000" style:text-align-source="fix" style:repeat-content="false" fo:border-left="1.56pt solid #000000" fo:border-right="1.56pt solid #000000" fo:border-top="none"/>
      <style:paragraph-properties fo:text-align="center" fo:margin-left="0in"/>
      <style:text-properties style:font-name="Arial" style:font-name-asian="WenQuanYi Zen Hei" style:font-name-complex="FreeSans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1.56pt solid #000000" fo:border-right="1.56pt solid #000000" fo:border-top="1.5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1.56pt solid #000000" fo:border-right="1.56pt solid #000000" fo:border-top="none"/>
    </style:style>
    <style:style style:name="ce13" style:family="table-cell" style:parent-style-name="Default">
      <style:table-cell-properties fo:border-bottom="1.56pt solid #000000" fo:border-left="1.56pt solid #000000" fo:border-right="1.56pt solid #000000" fo:border-top="none"/>
    </style:style>
  </office:automatic-styles>
  <office:body>
    <office:spreadsheet>
      <table:table table:name="timestamp vecto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índice</text:p>
          </table:table-cell>
          <table:table-cell table:style-name="ce3" office:value-type="string">
            <text:p>timestamp</text:p>
          </table:table-cell>
          <table:table-cell table:style-name="ce1" office:value-type="string">
            <text:p>descrição</text:p>
          </table:table-cell>
          <table:table-cell/>
          <table:table-cell table:style-name="ce10" office:value-type="string">
            <text:p>Fórmulas para cálculo do tempo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style-name="ce4" office:value-type="string">
            <text:p>TSC1_1</text:p>
          </table:table-cell>
          <table:table-cell office:value-type="string">
            <text:p>início ordenação</text:p>
          </table:table-cell>
          <table:table-cell/>
          <table:table-cell office:value-type="string">
            <text:p>TOCj = TSCj_2 – TSCj_1</text:p>
          </table:table-cell>
          <table:table-cell office:value-type="string">
            <text:p>j = 1..8</text:p>
          </table:table-cell>
          <table:table-cell office:value-type="string">
            <text:p>(término ordenação – início ordenação)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string">
            <text:p>TSC1_2</text:p>
          </table:table-cell>
          <table:table-cell office:value-type="string">
            <text:p>término ordenação</text:p>
          </table:table-cell>
          <table:table-cell/>
          <table:table-cell office:value-type="string">
            <text:p>TOSj = TSSj_4 – TSSj_3</text:p>
          </table:table-cell>
          <table:table-cell office:value-type="string">
            <text:p>j = 9..14</text:p>
          </table:table-cell>
          <table:table-cell office:value-type="string">
            <text:p>(término merge – início merge)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5" office:value-type="string">
            <text:p>TSC1_3</text:p>
          </table:table-cell>
          <table:table-cell office:value-type="string">
            <text:p>início envio</text:p>
          </table:table-cell>
          <table:table-cell/>
          <table:table-cell office:value-type="string">
            <text:p>TOM = TSM_4 – TSM_3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style-name="ce5" office:value-type="string">
            <text:p>TSC1_4</text:p>
          </table:table-cell>
          <table:table-cell office:value-type="string">
            <text:p>término recebimento</text:p>
          </table:table-cell>
          <table:table-cell/>
          <table:table-cell office:value-type="string">
            <text:p>TTCjSk = TSSk_1/2 – TSCj_3</text:p>
          </table:table-cell>
          <table:table-cell office:value-type="string">
            <text:p>Aqui tem um problema. Não tem como o cliente j garantir que se conectará na thread 1 ou thread 2. Terei que implementar lógica na thread pra verificar qual o id do Cliente que está se conectando, e jogar o timestamp no índice correto.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6" office:value-type="string">
            <text:p>TSC1_5</text:p>
          </table:table-cell>
          <table:table-cell table:number-columns-repeated="2"/>
          <table:table-cell office:value-type="string">
            <text:p>TTSjSk = TSSk_1/2 – TSSj_5</text:p>
          </table:table-cell>
          <table:table-cell office:value-type="string">
            <text:p>Mesmo problema que o TTCjSk enfrenta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string">
            <text:p>TSC2_1</text:p>
          </table:table-cell>
          <table:table-cell office:value-type="string">
            <text:p>início ordenação</text:p>
          </table:table-cell>
          <table:table-cell/>
          <table:table-cell office:value-type="string">
            <text:p>TTSjM = TSM_1/2 – TSSj_5</text:p>
          </table:table-cell>
          <table:table-cell office:value-type="string">
            <text:p>Mesmo problema anterior.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style-name="ce5" office:value-type="string">
            <text:p>TSC2_2</text:p>
          </table:table-cell>
          <table:table-cell office:value-type="string">
            <text:p>término ordenação</text:p>
          </table:table-cell>
          <table:table-cell/>
          <table:table-cell office:value-type="string">
            <text:p>TTMCj = TSM_j – TSCj_4</text:p>
          </table:table-cell>
          <table:table-cell office:value-type="string">
            <text:p>j = 1..8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style-name="ce5" office:value-type="string">
            <text:p>TSC2_3</text:p>
          </table:table-cell>
          <table:table-cell office:value-type="string">
            <text:p>início envio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style-name="ce5" office:value-type="string">
            <text:p>TSC2_4</text:p>
          </table:table-cell>
          <table:table-cell office:value-type="string">
            <text:p>término recebimento</text:p>
          </table:table-cell>
          <table:table-cell table:number-columns-repeated="3"/>
          <table:table-cell table:style-name="ce11" office:value-type="string">
            <text:p>Legenda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style-name="ce6" office:value-type="string">
            <text:p>TSC2_5</text:p>
          </table:table-cell>
          <table:table-cell table:number-columns-repeated="4"/>
          <table:table-cell table:style-name="ce12"/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string">
            <text:p>TSC3_1</text:p>
          </table:table-cell>
          <table:table-cell office:value-type="string">
            <text:p>início ordenação</text:p>
          </table:table-cell>
          <table:table-cell table:number-columns-repeated="3"/>
          <table:table-cell table:style-name="ce12" office:value-type="string">
            <text:p>TSCx_y = timestamp y do cliente x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TSC3_2</text:p>
          </table:table-cell>
          <table:table-cell office:value-type="string">
            <text:p>término ordenação</text:p>
          </table:table-cell>
          <table:table-cell table:number-columns-repeated="3"/>
          <table:table-cell table:style-name="ce12" office:value-type="string">
            <text:p>TSSx_y = timestamp y do servidor x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style-name="ce5" office:value-type="string">
            <text:p>TSC3_3</text:p>
          </table:table-cell>
          <table:table-cell office:value-type="string">
            <text:p>início envio</text:p>
          </table:table-cell>
          <table:table-cell table:number-columns-repeated="3"/>
          <table:table-cell table:style-name="ce12" office:value-type="string">
            <text:p>TSM = timestamp master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style-name="ce5" office:value-type="string">
            <text:p>TSC3_4</text:p>
          </table:table-cell>
          <table:table-cell office:value-type="string">
            <text:p>término recebimento</text:p>
          </table:table-cell>
          <table:table-cell table:number-columns-repeated="3"/>
          <table:table-cell table:style-name="ce12"/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string">
            <text:p>TSC3_5</text:p>
          </table:table-cell>
          <table:table-cell table:number-columns-repeated="4"/>
          <table:table-cell table:style-name="ce12" office:value-type="string">
            <text:p>TOCx = tempo ordenação cliente x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string">
            <text:p>TSC4_1</text:p>
          </table:table-cell>
          <table:table-cell office:value-type="string">
            <text:p>início ordenação</text:p>
          </table:table-cell>
          <table:table-cell table:number-columns-repeated="3"/>
          <table:table-cell table:style-name="ce12" office:value-type="string">
            <text:p>TOSx = tempo ordenação servidor x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style-name="ce5" office:value-type="string">
            <text:p>TSC4_2</text:p>
          </table:table-cell>
          <table:table-cell office:value-type="string">
            <text:p>término ordenação</text:p>
          </table:table-cell>
          <table:table-cell table:number-columns-repeated="3"/>
          <table:table-cell table:style-name="ce12" office:value-type="string">
            <text:p>TOM = tempo ordenação master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style-name="ce5" office:value-type="string">
            <text:p>TSC4_3</text:p>
          </table:table-cell>
          <table:table-cell office:value-type="string">
            <text:p>início envio</text:p>
          </table:table-cell>
          <table:table-cell table:number-columns-repeated="3"/>
          <table:table-cell table:style-name="ce12" office:value-type="string">
            <text:p>TTCxSy = tempo transmissão cliente x → servidor y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style-name="ce5" office:value-type="string">
            <text:p>TSC4_4</text:p>
          </table:table-cell>
          <table:table-cell office:value-type="string">
            <text:p>término recebimento</text:p>
          </table:table-cell>
          <table:table-cell table:number-columns-repeated="3"/>
          <table:table-cell table:style-name="ce12" office:value-type="string">
            <text:p>TTSxSy = tempo transmissão servidor x → servidor y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string">
            <text:p>TSC4_5</text:p>
          </table:table-cell>
          <table:table-cell table:number-columns-repeated="4"/>
          <table:table-cell table:style-name="ce12" office:value-type="string">
            <text:p>TTSxM = tempo transmissão servidor x → master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string">
            <text:p>TSC5_1</text:p>
          </table:table-cell>
          <table:table-cell office:value-type="string">
            <text:p>início ordenação</text:p>
          </table:table-cell>
          <table:table-cell table:number-columns-repeated="3"/>
          <table:table-cell table:style-name="ce13" office:value-type="string">
            <text:p>TTMCx = tempo transmissão master → cliente x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style-name="ce5" office:value-type="string">
            <text:p>TSC5_2</text:p>
          </table:table-cell>
          <table:table-cell office:value-type="string">
            <text:p>término ordenação</text:p>
          </table:table-cell>
          <table:table-cell table:number-columns-repeated="8"/>
        </table:table-row>
        <table:table-row table:style-name="ro1">
          <table:table-cell office:value-type="float" office:value="22">
            <text:p>22</text:p>
          </table:table-cell>
          <table:table-cell table:style-name="ce5" office:value-type="string">
            <text:p>TSC5_3</text:p>
          </table:table-cell>
          <table:table-cell office:value-type="string">
            <text:p>início envio</text:p>
          </table:table-cell>
          <table:table-cell table:number-columns-repeated="8"/>
        </table:table-row>
        <table:table-row table:style-name="ro1">
          <table:table-cell office:value-type="float" office:value="23">
            <text:p>23</text:p>
          </table:table-cell>
          <table:table-cell table:style-name="ce5" office:value-type="string">
            <text:p>TSC5_4</text:p>
          </table:table-cell>
          <table:table-cell office:value-type="string">
            <text:p>término recebimento</text:p>
          </table:table-cell>
          <table:table-cell table:number-columns-repeated="8"/>
        </table:table-row>
        <table:table-row table:style-name="ro1">
          <table:table-cell office:value-type="float" office:value="24">
            <text:p>24</text:p>
          </table:table-cell>
          <table:table-cell table:style-name="ce6" office:value-type="string">
            <text:p>TSC5_5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table:style-name="ce4" office:value-type="string">
            <text:p>TSC6_1</text:p>
          </table:table-cell>
          <table:table-cell office:value-type="string">
            <text:p>início ordenação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table:style-name="ce5" office:value-type="string">
            <text:p>TSC6_2</text:p>
          </table:table-cell>
          <table:table-cell office:value-type="string">
            <text:p>término ordenação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table:style-name="ce5" office:value-type="string">
            <text:p>TSC6_3</text:p>
          </table:table-cell>
          <table:table-cell office:value-type="string">
            <text:p>início envio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table:style-name="ce5" office:value-type="string">
            <text:p>TSC6_4</text:p>
          </table:table-cell>
          <table:table-cell office:value-type="string">
            <text:p>término recebimento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table:style-name="ce6" office:value-type="string">
            <text:p>TSC6_5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table:style-name="ce4" office:value-type="string">
            <text:p>TSC7_1</text:p>
          </table:table-cell>
          <table:table-cell office:value-type="string">
            <text:p>início ordenação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table:style-name="ce5" office:value-type="string">
            <text:p>TSC7_2</text:p>
          </table:table-cell>
          <table:table-cell office:value-type="string">
            <text:p>término ordenação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style-name="ce5" office:value-type="string">
            <text:p>TSC7_3</text:p>
          </table:table-cell>
          <table:table-cell office:value-type="string">
            <text:p>início envio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style-name="ce5" office:value-type="string">
            <text:p>TSC7_4</text:p>
          </table:table-cell>
          <table:table-cell office:value-type="string">
            <text:p>término recebimento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string">
            <text:p>TSC7_5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table:style-name="ce7" office:value-type="string">
            <text:p>TSC8_1</text:p>
          </table:table-cell>
          <table:table-cell office:value-type="string">
            <text:p>início ordenação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style-name="ce8" office:value-type="string">
            <text:p>TSC8_2</text:p>
          </table:table-cell>
          <table:table-cell office:value-type="string">
            <text:p>término ordenação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style-name="ce8" office:value-type="string">
            <text:p>TSC8_3</text:p>
          </table:table-cell>
          <table:table-cell office:value-type="string">
            <text:p>início envio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style-name="ce8" office:value-type="string">
            <text:p>TSC8_4</text:p>
          </table:table-cell>
          <table:table-cell office:value-type="string">
            <text:p>término recebimento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style-name="ce9" office:value-type="string">
            <text:p>TSC8_5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table:style-name="ce4" office:value-type="string">
            <text:p>TSS9_1</text:p>
          </table:table-cell>
          <table:table-cell office:value-type="string">
            <text:p>término recebimento thread 1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style-name="ce5" office:value-type="string">
            <text:p>TSS9_2</text:p>
          </table:table-cell>
          <table:table-cell office:value-type="string">
            <text:p>término recebimento thread 2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style-name="ce5" office:value-type="string">
            <text:p>TSS9_3</text:p>
          </table:table-cell>
          <table:table-cell office:value-type="string">
            <text:p>início merge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style-name="ce5" office:value-type="string">
            <text:p>TSS9_4</text:p>
          </table:table-cell>
          <table:table-cell office:value-type="string">
            <text:p>término merge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style-name="ce6" office:value-type="string">
            <text:p>TSS9_5</text:p>
          </table:table-cell>
          <table:table-cell office:value-type="string">
            <text:p>início envio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style-name="ce4" office:value-type="string">
            <text:p>TSS10_1</text:p>
          </table:table-cell>
          <table:table-cell office:value-type="string">
            <text:p>término recebimento thread 1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style-name="ce5" office:value-type="string">
            <text:p>TSS10_2</text:p>
          </table:table-cell>
          <table:table-cell office:value-type="string">
            <text:p>término recebimento thread 2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style-name="ce5" office:value-type="string">
            <text:p>TSS10_3</text:p>
          </table:table-cell>
          <table:table-cell office:value-type="string">
            <text:p>início merge</text:p>
          </table:table-cell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style-name="ce5" office:value-type="string">
            <text:p>TSS10_4</text:p>
          </table:table-cell>
          <table:table-cell office:value-type="string">
            <text:p>término merge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style-name="ce6" office:value-type="string">
            <text:p>TSS10_5</text:p>
          </table:table-cell>
          <table:table-cell office:value-type="string">
            <text:p>início envio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style-name="ce4" office:value-type="string">
            <text:p>TSS11_1</text:p>
          </table:table-cell>
          <table:table-cell office:value-type="string">
            <text:p>término recebimento thread 1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style-name="ce5" office:value-type="string">
            <text:p>TSS11_2</text:p>
          </table:table-cell>
          <table:table-cell office:value-type="string">
            <text:p>término recebimento thread 2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style-name="ce5" office:value-type="string">
            <text:p>TSS11_3</text:p>
          </table:table-cell>
          <table:table-cell office:value-type="string">
            <text:p>início merge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style-name="ce5" office:value-type="string">
            <text:p>TSS11_4</text:p>
          </table:table-cell>
          <table:table-cell office:value-type="string">
            <text:p>término merge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style-name="ce6" office:value-type="string">
            <text:p>TSS11_5</text:p>
          </table:table-cell>
          <table:table-cell office:value-type="string">
            <text:p>início envio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style-name="ce4" office:value-type="string">
            <text:p>TSS12_1</text:p>
          </table:table-cell>
          <table:table-cell office:value-type="string">
            <text:p>término recebimento thread 1</text:p>
          </table:table-cell>
          <table:table-cell table:number-columns-repeated="8"/>
        </table:table-row>
        <table:table-row table:style-name="ro1">
          <table:table-cell office:value-type="float" office:value="56">
            <text:p>56</text:p>
          </table:table-cell>
          <table:table-cell table:style-name="ce5" office:value-type="string">
            <text:p>TSS12_2</text:p>
          </table:table-cell>
          <table:table-cell office:value-type="string">
            <text:p>término recebimento thread 2</text:p>
          </table:table-cell>
          <table:table-cell table:number-columns-repeated="8"/>
        </table:table-row>
        <table:table-row table:style-name="ro1">
          <table:table-cell office:value-type="float" office:value="57">
            <text:p>57</text:p>
          </table:table-cell>
          <table:table-cell table:style-name="ce5" office:value-type="string">
            <text:p>TSS12_3</text:p>
          </table:table-cell>
          <table:table-cell office:value-type="string">
            <text:p>início merge</text:p>
          </table:table-cell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table:style-name="ce5" office:value-type="string">
            <text:p>TSS12_4</text:p>
          </table:table-cell>
          <table:table-cell office:value-type="string">
            <text:p>término merge</text:p>
          </table:table-cell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table:style-name="ce6" office:value-type="string">
            <text:p>TSS12_5</text:p>
          </table:table-cell>
          <table:table-cell office:value-type="string">
            <text:p>início envio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table:style-name="ce4" office:value-type="string">
            <text:p>TSS13_1</text:p>
          </table:table-cell>
          <table:table-cell office:value-type="string">
            <text:p>término recebimento thread 1</text:p>
          </table:table-cell>
          <table:table-cell table:number-columns-repeated="8"/>
        </table:table-row>
        <table:table-row table:style-name="ro1">
          <table:table-cell office:value-type="float" office:value="61">
            <text:p>61</text:p>
          </table:table-cell>
          <table:table-cell table:style-name="ce5" office:value-type="string">
            <text:p>TSS13_2</text:p>
          </table:table-cell>
          <table:table-cell office:value-type="string">
            <text:p>término recebimento thread 2</text:p>
          </table:table-cell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table:style-name="ce5" office:value-type="string">
            <text:p>TSS13_3</text:p>
          </table:table-cell>
          <table:table-cell office:value-type="string">
            <text:p>início merge</text:p>
          </table:table-cell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table:style-name="ce5" office:value-type="string">
            <text:p>TSS13_4</text:p>
          </table:table-cell>
          <table:table-cell office:value-type="string">
            <text:p>término merge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table:style-name="ce6" office:value-type="string">
            <text:p>TSS13_5</text:p>
          </table:table-cell>
          <table:table-cell office:value-type="string">
            <text:p>início envio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table:style-name="ce4" office:value-type="string">
            <text:p>TSS14_1</text:p>
          </table:table-cell>
          <table:table-cell office:value-type="string">
            <text:p>término recebimento thread 1</text:p>
          </table:table-cell>
          <table:table-cell table:number-columns-repeated="8"/>
        </table:table-row>
        <table:table-row table:style-name="ro1">
          <table:table-cell office:value-type="float" office:value="66">
            <text:p>66</text:p>
          </table:table-cell>
          <table:table-cell table:style-name="ce5" office:value-type="string">
            <text:p>TSS14_2</text:p>
          </table:table-cell>
          <table:table-cell office:value-type="string">
            <text:p>término recebimento thread 2</text:p>
          </table:table-cell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table:style-name="ce5" office:value-type="string">
            <text:p>TSS14_3</text:p>
          </table:table-cell>
          <table:table-cell office:value-type="string">
            <text:p>início merge</text:p>
          </table:table-cell>
          <table:table-cell table:number-columns-repeated="8"/>
        </table:table-row>
        <table:table-row table:style-name="ro1">
          <table:table-cell office:value-type="float" office:value="68">
            <text:p>68</text:p>
          </table:table-cell>
          <table:table-cell table:style-name="ce5" office:value-type="string">
            <text:p>TSS14_4</text:p>
          </table:table-cell>
          <table:table-cell office:value-type="string">
            <text:p>término merge</text:p>
          </table:table-cell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table:style-name="ce6" office:value-type="string">
            <text:p>TSS14_5</text:p>
          </table:table-cell>
          <table:table-cell office:value-type="string">
            <text:p>início envio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table:style-name="ce4" office:value-type="string">
            <text:p>TSM_1</text:p>
          </table:table-cell>
          <table:table-cell office:value-type="string">
            <text:p>término recebimento thread 1</text:p>
          </table:table-cell>
          <table:table-cell table:number-columns-repeated="8"/>
        </table:table-row>
        <table:table-row table:style-name="ro1">
          <table:table-cell office:value-type="float" office:value="71">
            <text:p>71</text:p>
          </table:table-cell>
          <table:table-cell table:style-name="ce5" office:value-type="string">
            <text:p>TSM_2</text:p>
          </table:table-cell>
          <table:table-cell office:value-type="string">
            <text:p>término recebimento thread 2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table-cell table:style-name="ce5" office:value-type="string">
            <text:p>TSM_3</text:p>
          </table:table-cell>
          <table:table-cell office:value-type="string">
            <text:p>início merge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table-cell table:style-name="ce5" office:value-type="string">
            <text:p>TSM_4</text:p>
          </table:table-cell>
          <table:table-cell office:value-type="string">
            <text:p>término merge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table:style-name="ce5" office:value-type="string">
            <text:p>TSM_5</text:p>
          </table:table-cell>
          <table:table-cell office:value-type="string">
            <text:p>início envio cliente 1 (thread 1)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table:style-name="ce5" office:value-type="string">
            <text:p>TSM_6</text:p>
          </table:table-cell>
          <table:table-cell office:value-type="string">
            <text:p>início envio cliente 2 (thread 2)</text:p>
          </table:table-cell>
          <table:table-cell table:number-columns-repeated="8"/>
        </table:table-row>
        <table:table-row table:style-name="ro1">
          <table:table-cell office:value-type="float" office:value="76">
            <text:p>76</text:p>
          </table:table-cell>
          <table:table-cell table:style-name="ce5" office:value-type="string">
            <text:p>TSM_7</text:p>
          </table:table-cell>
          <table:table-cell office:value-type="string">
            <text:p>início envio cliente 3 (thread 3)</text:p>
          </table:table-cell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table:style-name="ce5" office:value-type="string">
            <text:p>TSM_8</text:p>
          </table:table-cell>
          <table:table-cell office:value-type="string">
            <text:p>início envio cliente 4 (thread 4)</text:p>
          </table:table-cell>
          <table:table-cell table:number-columns-repeated="8"/>
        </table:table-row>
        <table:table-row table:style-name="ro1">
          <table:table-cell office:value-type="float" office:value="78">
            <text:p>78</text:p>
          </table:table-cell>
          <table:table-cell table:style-name="ce5" office:value-type="string">
            <text:p>TSM_9</text:p>
          </table:table-cell>
          <table:table-cell office:value-type="string">
            <text:p>início envio cliente 5 (thread 5)</text:p>
          </table:table-cell>
          <table:table-cell table:number-columns-repeated="8"/>
        </table:table-row>
        <table:table-row table:style-name="ro1">
          <table:table-cell office:value-type="float" office:value="79">
            <text:p>79</text:p>
          </table:table-cell>
          <table:table-cell table:style-name="ce5" office:value-type="string">
            <text:p>TSM_10</text:p>
          </table:table-cell>
          <table:table-cell office:value-type="string">
            <text:p>início envio cliente 6 (thread 6)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table:style-name="ce5" office:value-type="string">
            <text:p>TSM_11</text:p>
          </table:table-cell>
          <table:table-cell office:value-type="string">
            <text:p>início envio cliente 7 (thread 7)</text:p>
          </table:table-cell>
          <table:table-cell table:number-columns-repeated="8"/>
        </table:table-row>
        <table:table-row table:style-name="ro1">
          <table:table-cell office:value-type="float" office:value="81">
            <text:p>81</text:p>
          </table:table-cell>
          <table:table-cell table:style-name="ce6" office:value-type="string">
            <text:p>TSM_12</text:p>
          </table:table-cell>
          <table:table-cell office:value-type="string">
            <text:p>início envio cliente 8 (thread 8)</text:p>
          </table:table-cell>
          <table:table-cell table:number-columns-repeated="8"/>
        </table:table-row>
        <table:table-row table:style-name="ro1" table:number-rows-repeated="104849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2-09-05T00:03:29</meta:creation-date>
    <dc:date>2012-09-06T18:11:34</dc:date>
    <dc:creator>root </dc:creator>
    <meta:editing-duration>PT10H18M50S</meta:editing-duration>
    <meta:editing-cycles>25</meta:editing-cycles>
    <meta:generator>LibreOffice/3.5$Linux_x86 LibreOffice_project/350m1$Build-2</meta:generator>
    <meta:document-statistic meta:table-count="1" meta:cell-count="268" meta:object-count="0"/>
  </office:meta>
</office:document-meta>
</file>